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LLO SAMANEZ, ALE SANDR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S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ULLO SAMANEZ, ALE SANDR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18113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D.I.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2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1/11/2021</text:p>
          </table:table-cell>
          <table:table-cell table:style-name="Tabla2.A2" office:value-type="string">
            <text:p text:style-name="P7">36206858</text:p>
          </table:table-cell>
          <table:table-cell table:style-name="Tabla2.A2" office:value-type="string">
            <text:p text:style-name="P7">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JESUS INFANTAS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9:10:2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